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3182" officeooo:paragraph-rsid="00063182"/>
    </style:style>
    <style:style style:name="P2" style:family="paragraph" style:parent-style-name="Standard">
      <style:text-properties officeooo:rsid="00063182" officeooo:paragraph-rsid="0007e00a"/>
    </style:style>
    <style:style style:name="P3" style:family="paragraph" style:parent-style-name="Standard">
      <style:text-properties officeooo:rsid="00063182" officeooo:paragraph-rsid="000c7761"/>
    </style:style>
    <style:style style:name="P4" style:family="paragraph" style:parent-style-name="Standard">
      <style:text-properties officeooo:rsid="00063182" officeooo:paragraph-rsid="000d307a"/>
    </style:style>
    <style:style style:name="P5" style:family="paragraph" style:parent-style-name="Standard">
      <style:text-properties officeooo:rsid="00063182" officeooo:paragraph-rsid="000dffdc"/>
    </style:style>
    <style:style style:name="P6" style:family="paragraph" style:parent-style-name="Standard">
      <style:text-properties officeooo:rsid="00063182" officeooo:paragraph-rsid="00108ee4"/>
    </style:style>
    <style:style style:name="P7" style:family="paragraph" style:parent-style-name="Standard">
      <style:text-properties officeooo:rsid="00063182" officeooo:paragraph-rsid="00171ab4"/>
    </style:style>
    <style:style style:name="P8" style:family="paragraph" style:parent-style-name="Standard">
      <style:text-properties officeooo:rsid="00063182" officeooo:paragraph-rsid="00189ab7"/>
    </style:style>
    <style:style style:name="P9" style:family="paragraph" style:parent-style-name="Standard">
      <style:text-properties officeooo:rsid="00063182" officeooo:paragraph-rsid="0018cb4b"/>
    </style:style>
    <style:style style:name="P10" style:family="paragraph" style:parent-style-name="Standard">
      <style:text-properties officeooo:rsid="00063182" officeooo:paragraph-rsid="001d0462"/>
    </style:style>
    <style:style style:name="P11" style:family="paragraph" style:parent-style-name="Standard">
      <style:text-properties officeooo:rsid="00063182" officeooo:paragraph-rsid="001db672"/>
    </style:style>
    <style:style style:name="P12" style:family="paragraph" style:parent-style-name="Standard">
      <style:text-properties officeooo:rsid="000d307a" officeooo:paragraph-rsid="000d307a"/>
    </style:style>
    <style:style style:name="P13" style:family="paragraph" style:parent-style-name="Standard">
      <style:text-properties officeooo:rsid="000d307a" officeooo:paragraph-rsid="00171ab4"/>
    </style:style>
    <style:style style:name="P14" style:family="paragraph" style:parent-style-name="Standard">
      <style:text-properties style:text-underline-style="solid" style:text-underline-width="auto" style:text-underline-color="font-color" officeooo:rsid="00063182" officeooo:paragraph-rsid="00063182"/>
    </style:style>
    <style:style style:name="P15" style:family="paragraph" style:parent-style-name="Standard">
      <style:text-properties fo:font-size="16pt" style:text-underline-style="solid" style:text-underline-width="auto" style:text-underline-color="font-color" fo:font-weight="bold" officeooo:rsid="00063182" officeooo:paragraph-rsid="00063182" style:font-size-asian="16pt" style:font-weight-asian="bold" style:font-size-complex="16pt" style:font-weight-complex="bold"/>
    </style:style>
    <style:style style:name="P16" style:family="paragraph" style:parent-style-name="Standard">
      <style:text-properties fo:font-size="13pt" fo:font-weight="bold" officeooo:rsid="00063182" officeooo:paragraph-rsid="00063182" style:font-size-asian="13pt" style:font-weight-asian="bold" style:font-size-complex="13pt" style:font-weight-complex="bold"/>
    </style:style>
    <style:style style:name="P17" style:family="paragraph" style:parent-style-name="Standard">
      <style:text-properties fo:font-size="13pt" style:text-underline-style="solid" style:text-underline-width="auto" style:text-underline-color="font-color" fo:font-weight="bold" officeooo:rsid="000d307a" officeooo:paragraph-rsid="000d307a" style:font-size-asian="13pt" style:font-weight-asian="bold" style:font-size-complex="13pt" style:font-weight-complex="bold"/>
    </style:style>
    <style:style style:name="P18" style:family="paragraph" style:parent-style-name="Standard">
      <style:text-properties fo:font-size="13pt" style:text-underline-style="solid" style:text-underline-width="auto" style:text-underline-color="font-color" fo:font-weight="bold" officeooo:rsid="00063182" officeooo:paragraph-rsid="00063182" style:font-size-asian="13pt" style:font-weight-asian="bold" style:font-size-complex="13pt" style:font-weight-complex="bold"/>
    </style:style>
    <style:style style:name="P19" style:family="paragraph" style:parent-style-name="Standard">
      <style:text-properties fo:font-size="13pt" style:text-underline-style="solid" style:text-underline-width="auto" style:text-underline-color="font-color" fo:font-weight="bold" officeooo:rsid="00063182" officeooo:paragraph-rsid="001db672" style:font-size-asian="13pt" style:font-weight-asian="bold" style:font-size-complex="13pt" style:font-weight-complex="bold"/>
    </style:style>
    <style:style style:name="P20" style:family="paragraph" style:parent-style-name="Standard">
      <style:text-properties fo:font-size="13pt" fo:font-style="normal" style:text-underline-style="solid" style:text-underline-width="auto" style:text-underline-color="font-color" fo:font-weight="bold" officeooo:rsid="00063182" officeooo:paragraph-rsid="00063182" style:font-size-asian="13pt" style:font-style-asian="normal" style:font-weight-asian="bold" style:font-size-complex="13pt" style:font-style-complex="normal" style:font-weight-complex="bold"/>
    </style:style>
    <style:style style:name="P21" style:family="paragraph" style:parent-style-name="Standard">
      <style:text-properties style:font-name="Courier New" fo:font-size="10.5pt" fo:font-weight="bold" officeooo:rsid="00063182" officeooo:paragraph-rsid="00063182" style:font-size-asian="10.5pt" style:font-weight-asian="bold" style:font-size-complex="10.5pt" style:font-weight-complex="bold"/>
    </style:style>
    <style:style style:name="P22" style:family="paragraph" style:parent-style-name="Standard">
      <style:text-properties style:font-name="Courier New" fo:font-size="11pt" fo:font-weight="bold" officeooo:rsid="000fe824" officeooo:paragraph-rsid="000fe824" fo:background-color="#eeeeee" style:font-size-asian="11pt" style:font-weight-asian="bold" style:font-size-complex="11pt" style:font-weight-complex="bold"/>
    </style:style>
    <style:style style:name="P23" style:family="paragraph" style:parent-style-name="Standard">
      <style:text-properties style:font-name="Courier New" fo:font-size="11pt" fo:font-weight="bold" officeooo:paragraph-rsid="000fe824" fo:background-color="#eeeeee" style:font-size-asian="11pt" style:font-weight-asian="bold" style:font-size-complex="11pt" style:font-weight-complex="bold"/>
    </style:style>
    <style:style style:name="P24" style:family="paragraph" style:parent-style-name="Standard">
      <style:text-properties officeooo:rsid="000dffdc" officeooo:paragraph-rsid="000dffdc"/>
    </style:style>
    <style:style style:name="P25" style:family="paragraph" style:parent-style-name="Standard">
      <style:text-properties officeooo:rsid="000f53db" officeooo:paragraph-rsid="000f53db"/>
    </style:style>
    <style:style style:name="P26" style:family="paragraph" style:parent-style-name="Standard">
      <style:text-properties officeooo:rsid="000f53db" officeooo:paragraph-rsid="00171ab4"/>
    </style:style>
    <style:style style:name="P27" style:family="paragraph" style:parent-style-name="Standard">
      <style:text-properties officeooo:rsid="000fe824" officeooo:paragraph-rsid="000fe824"/>
    </style:style>
    <style:style style:name="P28" style:family="paragraph" style:parent-style-name="Standard">
      <style:text-properties officeooo:paragraph-rsid="000fe824"/>
    </style:style>
    <style:style style:name="P29" style:family="paragraph" style:parent-style-name="Standard">
      <style:text-properties officeooo:rsid="0013ad00" officeooo:paragraph-rsid="0013ad00"/>
    </style:style>
    <style:style style:name="P30" style:family="paragraph" style:parent-style-name="Standard">
      <style:text-properties officeooo:rsid="00171ab4" officeooo:paragraph-rsid="00171ab4"/>
    </style:style>
    <style:style style:name="P31" style:family="paragraph" style:parent-style-name="Standard">
      <style:text-properties officeooo:rsid="00171ab4" officeooo:paragraph-rsid="00189ab7"/>
    </style:style>
    <style:style style:name="P32" style:family="paragraph" style:parent-style-name="Standard">
      <style:text-properties officeooo:rsid="0018cb4b" officeooo:paragraph-rsid="0018cb4b"/>
    </style:style>
    <style:style style:name="P33" style:family="paragraph" style:parent-style-name="Standard">
      <style:text-properties officeooo:rsid="001d0462" officeooo:paragraph-rsid="001d0462"/>
    </style:style>
    <style:style style:name="P34" style:family="paragraph" style:parent-style-name="Standard">
      <style:text-properties officeooo:rsid="001db672" officeooo:paragraph-rsid="001db672"/>
    </style:style>
    <style:style style:name="P35" style:family="paragraph" style:parent-style-name="Standard">
      <style:text-properties officeooo:rsid="00063182" officeooo:paragraph-rsid="00063182"/>
    </style:style>
    <style:style style:name="P36" style:family="paragraph" style:parent-style-name="Standard">
      <style:text-properties officeooo:rsid="001ea183" officeooo:paragraph-rsid="001ea183"/>
    </style:style>
    <style:style style:name="T1" style:family="text">
      <style:text-properties officeooo:rsid="000650fe"/>
    </style:style>
    <style:style style:name="T2" style:family="text">
      <style:text-properties officeooo:rsid="0007e00a"/>
    </style:style>
    <style:style style:name="T3" style:family="text">
      <style:text-properties officeooo:rsid="0009baea"/>
    </style:style>
    <style:style style:name="T4" style:family="text">
      <style:text-properties officeooo:rsid="000abbce"/>
    </style:style>
    <style:style style:name="T5" style:family="text">
      <style:text-properties officeooo:rsid="000c7761"/>
    </style:style>
    <style:style style:name="T6" style:family="text">
      <style:text-properties officeooo:rsid="00063182"/>
    </style:style>
    <style:style style:name="T7" style:family="text">
      <style:text-properties officeooo:rsid="000d307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50fe"/>
    </style:style>
    <style:style style:name="T10" style:family="text">
      <style:text-properties officeooo:rsid="000fe824"/>
    </style:style>
    <style:style style:name="T11" style:family="text">
      <style:text-properties officeooo:rsid="00108ee4"/>
    </style:style>
    <style:style style:name="T12" style:family="text">
      <style:text-properties style:font-name="Courier New" fo:font-size="11pt" fo:font-weight="bold" fo:background-color="#eeeeee" loext:char-shading-value="0" style:font-size-asian="11pt" style:font-weight-asian="bold" style:font-size-complex="11pt" style:font-weight-complex="bold"/>
    </style:style>
    <style:style style:name="T13" style:family="text">
      <style:text-properties style:font-name="Courier New" fo:font-size="11pt" fo:font-weight="bold" officeooo:rsid="000fe824" fo:background-color="#eeeeee" loext:char-shading-value="0" style:font-size-asian="11pt" style:font-weight-asian="bold" style:font-size-complex="11pt" style:font-weight-complex="bold"/>
    </style:style>
    <style:style style:name="T14" style:family="text">
      <style:text-properties style:font-name="Courier New" fo:font-size="11pt" fo:font-weight="bold" officeooo:rsid="00171ab4" fo:background-color="#eeeeee" loext:char-shading-value="0" style:font-size-asian="11pt" style:font-weight-asian="bold" style:font-size-complex="11pt" style:font-weight-complex="bold"/>
    </style:style>
    <style:style style:name="T15" style:family="text">
      <style:text-properties style:font-name="Courier New" fo:font-size="11pt" fo:font-weight="bold" officeooo:rsid="00189ab7" fo:background-color="#eeeeee" loext:char-shading-value="0" style:font-size-asian="11pt" style:font-weight-asian="bold" style:font-size-complex="11pt" style:font-weight-complex="bold"/>
    </style:style>
    <style:style style:name="T16" style:family="text">
      <style:text-properties officeooo:rsid="0011ef1d"/>
    </style:style>
    <style:style style:name="T17" style:family="text">
      <style:text-properties officeooo:rsid="0013ad00"/>
    </style:style>
    <style:style style:name="T18" style:family="text">
      <style:text-properties officeooo:rsid="001562ce"/>
    </style:style>
    <style:style style:name="T19" style:family="text">
      <style:text-properties officeooo:rsid="00171ab4"/>
    </style:style>
    <style:style style:name="T20" style:family="text">
      <style:text-properties fo:font-style="italic" fo:font-weight="bold" officeooo:rsid="00171ab4" style:font-style-asian="italic" style:font-weight-asian="bold" style:font-style-complex="italic" style:font-weight-complex="bold"/>
    </style:style>
    <style:style style:name="T21" style:family="text">
      <style:text-properties officeooo:rsid="00175a40"/>
    </style:style>
    <style:style style:name="T22" style:family="text">
      <style:text-properties officeooo:rsid="00189ab7"/>
    </style:style>
    <style:style style:name="T23" style:family="text">
      <style:text-properties officeooo:rsid="0018cb4b"/>
    </style:style>
    <style:style style:name="T24" style:family="text">
      <style:text-properties officeooo:rsid="001a3e1a"/>
    </style:style>
    <style:style style:name="T25" style:family="text">
      <style:text-properties officeooo:rsid="001d0462"/>
    </style:style>
    <style:style style:name="T26" style:family="text">
      <style:text-properties officeooo:rsid="001db672"/>
    </style:style>
    <style:style style:name="T27" style:family="text">
      <style:text-properties fo:font-weight="bold" style:font-weight-asian="bold" style:font-weight-complex="bold"/>
    </style:style>
    <style:style style:name="T28" style:family="text">
      <style:text-properties officeooo:rsid="001ea1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ulti-Word-Int</text:p>
      <text:p text:style-name="P15"/>
      <text:p text:style-name="P5">Multi-Word-Int is a large integer library for the Free Pascal compiler.</text:p>
      <text:p text:style-name="P7">It is written entirely in Pascal, works in both 32bit and 64bit environments, so should be portable to any platform that is targeted by the compiler. <text:span text:style-name="T19">It has been tested on Windows 10 with Intel CPU (32bit &amp; 64bit), and Linux on Raspberry Pi ARM CPU (32bit &amp; 64bit).</text:span></text:p>
      <text:p text:style-name="P1">The library is designed to be as easy to use as possible. In most cases, the large integer types are used in exactly the same way as the standard built-in integers. Automatic/implicit type conversion is provided for most other numerical types, and also for conversion from strings to large integer. Where automatic/implicit type conversion is not available, explicit type conversion functions/procedures/<text:span text:style-name="T3">methods</text:span> are provided.</text:p>
      <text:p text:style-name="P1"><text:span text:style-name="T4">One the main design </text:span>aim<text:span text:style-name="T4">s</text:span> is to allow existing code to be changed to use the library with minimal changes.</text:p>
      <text:p text:style-name="P1"/>
      <text:p text:style-name="P16"><text:span text:style-name="T9">Large </text:span><text:span text:style-name="T8">Integer Types</text:span></text:p>
      <text:p text:style-name="P16"/>
      <text:p text:style-name="P1">The large integer types provided are:</text:p>
      <text:p text:style-name="P1">Multi_Int_X2 :<text:tab/>fixed 2 word integer</text:p>
      <text:p text:style-name="P1">In a 64bit environment this equals 128 bits, in a 32bit environment this equals 64 bits.</text:p>
      <text:p text:style-name="P1"/>
      <text:p text:style-name="P1">Multi_Int_X3 :<text:tab/><text:span text:style-name="T7">f</text:span>ixed 3 word integer</text:p>
      <text:p text:style-name="P1">In a 64bit environment this equals 192 bits, in a 32bit environment this equals 96 bits.</text:p>
      <text:p text:style-name="P1"/>
      <text:p text:style-name="P1">Multi_Int_X4 :<text:tab/>fixed 4 word integer</text:p>
      <text:p text:style-name="P1">In a 64bit environment this equals 256 bits, in a 32bit environment this equals 128 bits.</text:p>
      <text:p text:style-name="P1"/>
      <text:p text:style-name="P1"><text:span text:style-name="T16">M</text:span>ulti_Int_XV :<text:tab/><text:span text:style-name="T19">variab</text:span>le <text:span text:style-name="T19">size</text:span> multiple word integer</text:p>
      <text:p text:style-name="P8">The <text:span text:style-name="T19">default </text:span>size of this type is defined by the calling code in a parameter to the initialisation procedure; this is in half-words. So, if you specify 128, this equals 64 whole words, which equals 4096 bits <text:span text:style-name="T1">in a 64bit environment</text:span>. <text:span text:style-name="T22">For example: <text:s/></text:span><text:span text:style-name="T13"><text:s/></text:span><text:span text:style-name="T14">Multi_Init_Initialisation</text:span><text:span text:style-name="T15">(64)</text:span><text:span text:style-name="T13">; </text:span></text:p>
      <text:p text:style-name="P8"><text:span text:style-name="T19">A maximum size is set at 2x the default in the initialisation function, </text:span><text:span text:style-name="T21">but b</text:span><text:span text:style-name="T19">y calling Multi_Int_Set_XV_Limit, you can specify the maximum size of this type, </text:span><text:span text:style-name="T22">like this: <text:s/></text:span><text:span text:style-name="T13"><text:s/></text:span><text:span text:style-name="T14">Multi_Int_Set_XV_Limit</text:span><text:span text:style-name="T15">(64)</text:span><text:span text:style-name="T13">; </text:span><text:s text:c="2"/></text:p>
      <text:p text:style-name="P30">As the number contained in a <text:span text:style-name="T16">M</text:span><text:span text:style-name="T6">ulti_Int_XV </text:span>variable gets larger, the size of the variable expands to a size that can contain the number. If the maximum size is reached, an overflow exception/error is generated.</text:p>
      <text:p text:style-name="P31"><text:span text:style-name="T21">Individual v</text:span>ariables of type <text:span text:style-name="T16">M</text:span><text:span text:style-name="T6">ulti_Int_XV </text:span>can be resized explicitly by calling the Multi_Int_Reset_XV_Size function, but in most cases this will not be necessary <text:span text:style-name="T21">because it will be done automatically whenever a new value is assigned: <text:s/></text:span><text:span text:style-name="T13"><text:s/></text:span><text:span text:style-name="T12">Multi_Int_Reset_XV_Size</text:span><text:span text:style-name="T15">(V,64)</text:span><text:span text:style-name="T13">; </text:span></text:p>
      <text:p text:style-name="P7">The larger the size <text:span text:style-name="T19">of </text:span><text:span text:style-name="T16">M</text:span>ulti_Int_XV <text:span text:style-name="T19">variables</text:span>, the slower the calculations become.</text:p>
      <text:p text:style-name="P7">The <text:span text:style-name="T19">fixed-size </text:span>types Multi_Int_X2, Multi_Int_X3 and Multi_Int_X4 are provided for maximum speed<text:span text:style-name="T7">, t</text:span>he Multi_Int_XV type is provided for maximum flexibility. </text:p>
      <text:p text:style-name="P20"/>
      <text:p text:style-name="P20">Operators</text:p>
      <text:p text:style-name="P1"/>
      <text:p text:style-name="P1">The following operato<text:span text:style-name="T5">r</text:span>s are provided:</text:p>
      <text:p text:style-name="P1"><text:span text:style-name="T7">+ :<text:tab/></text:span>add</text:p>
      <text:p text:style-name="P1">- :<text:tab/>subtract (also unary minus)</text:p>
      <text:p text:style-name="P1"><text:span text:style-name="T7">* :<text:tab/></text:span>multiply</text:p>
      <text:p text:style-name="P1"><text:span text:style-name="T7">div :<text:tab/></text:span>divide</text:p>
      <text:p text:style-name="P1"><text:span text:style-name="T7">mod :<text:tab/></text:span>modulo</text:p>
      <text:p text:style-name="P1"><text:soft-page-break/><text:span text:style-name="T7">** : <text:tab/></text:span>power</text:p>
      <text:p text:style-name="P1"><text:span text:style-name="T7">abs :<text:tab/></text:span>absolute <text:span text:style-name="T7">value</text:span></text:p>
      <text:p text:style-name="P10"><text:span text:style-name="T7">xor :<text:tab/></text:span><text:span text:style-name="T25">bitwise </text:span>exclusive-or</text:p>
      <text:p text:style-name="P33">and :<text:tab/>bitwise And function</text:p>
      <text:p text:style-name="P33">not :<text:tab/>bitwise Not function</text:p>
      <text:p text:style-name="P33">or :<text:tab/>bitwise Or function</text:p>
      <text:p text:style-name="P32">shr :<text:tab/>bit shift right</text:p>
      <text:p text:style-name="P32">shl :<text:tab/>bit shift left</text:p>
      <text:p text:style-name="P9"/>
      <text:p text:style-name="P1">The standard comparison/logical operators are provided:</text:p>
      <text:p text:style-name="P4"><text:s text:c="2"/>= <text:tab/><text:span text:style-name="T7">equals</text:span></text:p>
      <text:p text:style-name="P4"><text:s/>&lt;&gt; <text:tab/><text:span text:style-name="T7">not-equals</text:span></text:p>
      <text:p text:style-name="P4"><text:s/>&gt;<text:tab/><text:span text:style-name="T7">greater-than</text:span></text:p>
      <text:p text:style-name="P4"><text:s/>&gt;=<text:tab/><text:span text:style-name="T7">greater-than-or-equal-to</text:span></text:p>
      <text:p text:style-name="P4"><text:s/>&lt;<text:tab/><text:span text:style-name="T7">less-than</text:span> </text:p>
      <text:p text:style-name="P4">&lt;=<text:tab/><text:span text:style-name="T7">less-than-or-equal-to</text:span></text:p>
      <text:p text:style-name="P11">These can be used in expressions in the same was as standard built-in integers.</text:p>
      <text:p text:style-name="P11"/>
      <text:p text:style-name="P34">The bitwise operations are performed on the absolute values. The sign of the result is then calculated according to the following rules:</text:p>
      <text:p text:style-name="P34"><text:span text:style-name="T27">xor</text:span> - if the signs are different, the result is negative, otherwise the result is positive</text:p>
      <text:p text:style-name="P34"><text:span text:style-name="T27">or</text:span> - if the both signs are negative, the result is negative, otherwise the result is positive</text:p>
      <text:p text:style-name="P34"><text:span text:style-name="T27">and</text:span> - if the both signs are negative, the result is negative, otherwise the result is positive</text:p>
      <text:p text:style-name="P34"><text:span text:style-name="T27">not</text:span> - if the sign is positive, the result is negative, otherwise the result is positive</text:p>
      <text:p text:style-name="P19"/>
      <text:p text:style-name="P18">Type Conversion</text:p>
      <text:p text:style-name="P1"/>
      <text:p text:style-name="P1">Conversion to/from other types is automatic/implicit, for the following types:</text:p>
      <text:p text:style-name="P1">to/from integers</text:p>
      <text:p text:style-name="P1"><text:span text:style-name="T19">t</text:span>o/from real <text:s/><text:span text:style-name="T19">(with significant loss of precision)</text:span></text:p>
      <text:p text:style-name="P1">from string (decimal notation is assumed)</text:p>
      <text:p text:style-name="P1">from smaller Multi_Int_X types to larger ones (from larger to smaller <text:span text:style-name="T1">requires explicit conversion </text:span><text:span text:style-name="T5">via methods</text:span>)</text:p>
      <text:p text:style-name="P14"/>
      <text:p text:style-name="P14">Explicit conversion to/from other types <text:span text:style-name="T5">is provided </text:span>for the following types:</text:p>
      <text:p text:style-name="P1">to string in decimal notation with <text:span text:style-name="T5">the </text:span>ToStr method;</text:p>
      <text:p text:style-name="P1">to/from string in hex notation with ToHex and FromHex methods/functions;</text:p>
      <text:p text:style-name="P3">to any large integer type from any other with typecast functions:</text:p>
      <text:p text:style-name="P3"><text:s/>To_Multi_Int_XV,</text:p>
      <text:p text:style-name="P3"><text:s/>To_Multi_Int_X4,</text:p>
      <text:p text:style-name="P4"><text:s/>To_Multi_Int_X3</text:p>
      <text:p text:style-name="P4"><text:s/>To_Multi_Int_X2.</text:p>
      <text:p text:style-name="P27"/>
      <text:p text:style-name="P27">One has to be careful when using implicit type/value conversions. When using a numeric type or literal that is greater than a standard integer maximum value, the compiler will a<text:span text:style-name="T19">s</text:span>sume (or implicitly cast to) a float type, then assign that float value to the Multi_Int, and lose a significant amount of precision. An example is the following assignment:</text:p>
      <text:p text:style-name="P27"/>
      <text:p text:style-name="P22">var V:Multi_Int;</text:p>
      <text:p text:style-name="P22">V:=18446744073709551616; <text:s/>// this value is 1 greater than the maximum amount that a uint64 type can contain.</text:p>
      <text:p text:style-name="P23"/>
      <text:p text:style-name="P28"><text:soft-page-break/>In this case, the compiler casts the value <text:s/>18446744073709551616 to a float type, then assigns the float value to the Multi_Int V. <text:s/>The value that gets assigned is 18446744073709600000, <text:span text:style-name="T10">not <text:s/>18446744073709551616 as one might expect. The following code shows how to avoid the problem, by using a string literal:</text:span></text:p>
      <text:p text:style-name="P27"/>
      <text:p text:style-name="P22">var V:Multi_Int;</text:p>
      <text:p text:style-name="P22">V:=’18446744073709551616’; <text:s/>// this value is correctly assigned, with no loss of precision.</text:p>
      <text:p text:style-name="P22"/>
      <text:p text:style-name="P27">Explicit casting like this <text:s/><text:span text:style-name="T12">V:=Multi_Int(18446744073709551616);</text:span> does not help, because the literal 18446744073709551616 is interpreted as a floating point value before <text:span text:style-name="T11">it reaches</text:span> the cast function.</text:p>
      <text:p text:style-name="P18"/>
      <text:p text:style-name="P18">Other operations/functions</text:p>
      <text:p text:style-name="P1"/>
      <text:p text:style-name="P1">The following operations/functions are provided:</text:p>
      <text:p text:style-name="P1">Odd(v)</text:p>
      <text:p text:style-name="P1">Even(v)</text:p>
      <text:p text:style-name="P34">Negative(v)<text:tab/><text:tab/><text:tab/>this returns a boolean</text:p>
      <text:p text:style-name="P1">SqRoot(v,result,remainder)</text:p>
      <text:p text:style-name="P1">Abs(v)</text:p>
      <text:p text:style-name="P9">ShiftUp(v, Nbits)<text:tab/><text:tab/><text:span text:style-name="T23">this function has been replaced by the shl operator</text:span></text:p>
      <text:p text:style-name="P9">ShiftDown(v, Nbits)<text:tab/><text:tab/><text:span text:style-name="T23">this function has been replaced by the shr operator</text:span></text:p>
      <text:p text:style-name="P3">RotateUp(v, Nbits)<text:tab/><text:tab/><text:span text:style-name="T23">this function has been withdrawn</text:span></text:p>
      <text:p text:style-name="P9">RotateDown(v, Nbits)<text:tab/><text:tab/><text:span text:style-name="T23">this function has been withdrawn</text:span></text:p>
      <text:p text:style-name="P3"/>
      <text:p text:style-name="P7">If the SqRoot (square root) function cannot give an exact result, it rounds down, and gives a remainder. <text:span text:style-name="T19">Note that the S</text:span><text:span text:style-name="T23">HL</text:span><text:span text:style-name="T19"> and S</text:span><text:span text:style-name="T23">HR</text:span><text:span text:style-name="T19"> </text:span><text:span text:style-name="T23">operator</text:span><text:span text:style-name="T19">s do not generate overflow exceptions, which is different to the behaviour of the equivalent native code operations.</text:span></text:p>
      <text:p text:style-name="P7"><text:span text:style-name="T5">The </text:span>RotateUp <text:span text:style-name="T5">and </text:span>Rotat<text:span text:style-name="T5">eDown procedures </text:span><text:span text:style-name="T23">have been withdrawn, because of problems with the internal logic</text:span><text:span text:style-name="T5">. </text:span></text:p>
      <text:p text:style-name="P1"/>
      <text:p text:style-name="P1">The following methods are also provided to calling code:</text:p>
      <text:p text:style-name="P1">v.Defined<text:tab/>this indicates if the variable is defined/undefined</text:p>
      <text:p text:style-name="P1">v.Overflow<text:tab/>this indicates if the variable has overflowed</text:p>
      <text:p text:style-name="P1">v.Negative<text:tab/>this indicates if the variable is negative</text:p>
      <text:p text:style-name="P18"/>
      <text:p text:style-name="P18">Constants</text:p>
      <text:p text:style-name="P1"/>
      <text:p text:style-name="P1">The following constants are provided (technically, these are variables calculated during initialisation):</text:p>
      <text:p text:style-name="P1">Multi_Int_X2_MAXINT</text:p>
      <text:p text:style-name="P1">Multi_Int_X3_MAXINT</text:p>
      <text:p text:style-name="P1">Multi_Int_X4_MAXINT</text:p>
      <text:p text:style-name="P1">Multi_Int_XV_MAXINT<text:tab/>this is recalculated whenever the size of the type is set</text:p>
      <text:p text:style-name="P17"/>
      <text:p text:style-name="P17">Exceptions</text:p>
      <text:p text:style-name="P4"/>
      <text:p text:style-name="P4">The unit exports a variable Multi_Int_RAISE_EXCEPTIONS_ENABLED, which can be set by the calling code, at any point. If set to TRUE, this enables run-time exceptions to be generated in the event of overflow and <text:span text:style-name="T7">other</text:span> errors. Multi_Int types have attributes named Defined and Overload which can be checked explicitly in the calling code. The unit also exports a boolean variable named <text:soft-page-break/>Multi_Int_ERROR, which is also set after any operation that generates an error. <text:s/>The Defined and Overload attributes and the Multi_Int_ERROR variable are always set, even if Multi_Int_RAISE_EXCEPTIONS_ENABLED variable is set to FALSE. If Multi_Int_RAISE_EXCEPTIONS_ENABLED is FALSE, the Defined and Overload attributes and the Multi_Int_ERROR variable can be checked from the calling code.</text:p>
      <text:p text:style-name="P4">Note that if Multi_Int_RAISE_EXCEPTIONS_ENABLED is FALSE, <text:span text:style-name="T1">w</text:span>hen converting Multi_Int variables to other types, the only way to detect overflow error<text:span text:style-name="T1">s</text:span>, is via the Multi_Int_ERROR variable.</text:p>
      <text:p text:style-name="P18"/>
      <text:p text:style-name="P18">Technical Notes</text:p>
      <text:p text:style-name="P1"/>
      <text:p text:style-name="P1">The <text:span text:style-name="T19">unit </text:span>code will <text:span text:style-name="T24">n</text:span>o<text:span text:style-name="T24">w</text:span> compile &amp; work correctly in Delphi mode <text:span text:style-name="T24">or</text:span><text:span text:style-name="T7"> ObjFPC </text:span><text:span text:style-name="T17">mode </text:span><text:span text:style-name="T7">with </text:span>"advancedrecords".</text:p>
      <text:p text:style-name="P1"/>
      <text:p text:style-name="P1">The code will compile in both 32bit and 64bit environments. In the <text:span text:style-name="T5">unit source</text:span> there is a define "{$define 64bit}" or "{$define 32bit}" which is set depending on the environment, i.e. whether standard integers are 32bit or 64bit. This is set automatically to match the version of the compiler you are using, but can be overidden.</text:p>
      <text:p text:style-name="P1"/>
      <text:p text:style-name="P6">Multi_Init_Initialisation <text:span text:style-name="T19">can</text:span> be called <text:span text:style-name="T19">many times</text:span>, before <text:span text:style-name="T19">or after </text:span>any Multi_Int variables are used/<text:span text:style-name="T19">created</text:span>. If called a second time after <text:s/>Multi_Int variables have been created/used, <text:span text:style-name="T19">already existing variables are not affected</text:span>.</text:p>
      <text:p text:style-name="P1"/>
      <text:p text:style-name="P1">The standard integer types have been aliased as follows, to make the <text:span text:style-name="T7">internal unit </text:span>coding easier in both 32bit and 64bit environmen<text:span text:style-name="T7">ts, and are not intended for use by calling code; the</text:span><text:span text:style-name="T2"> unit code depends on these, so d</text:span>o not change the<text:span text:style-name="T2">m</text:span>:</text:p>
      <text:p text:style-name="P1"><text:tab/>Multi_int8u = byte;</text:p>
      <text:p text:style-name="P1"><text:tab/>Multi_int8 = shortint;</text:p>
      <text:p text:style-name="P1"><text:tab/>Multi_int16 = smallint;</text:p>
      <text:p text:style-name="P1"><text:tab/>Multi_int16u = word;</text:p>
      <text:p text:style-name="P1"><text:tab/>Multi_int32 = longint;</text:p>
      <text:p text:style-name="P1"><text:tab/>Multi_int32u = longword;</text:p>
      <text:p text:style-name="P1"><text:tab/>Multi_int64u = QWord;</text:p>
      <text:p text:style-name="P1"><text:tab/>Multi_int64 = int64;</text:p>
      <text:p text:style-name="P13"/>
      <text:p text:style-name="P12">The following integer type aliases have also <text:s/>been set<text:span text:style-name="T6">, to make the </text:span>internal unit <text:span text:style-name="T6">coding easier in both 32bit and 64bit environmen</text:span>ts, and are not intended for use by calling code; the<text:span text:style-name="T2"> unit code depends on these, so d</text:span><text:span text:style-name="T6">o not change the</text:span><text:span text:style-name="T2">m</text:span><text:span text:style-name="T6">:</text:span></text:p>
      <text:p text:style-name="P4"><text:tab/>INT_1W_S</text:p>
      <text:p text:style-name="P4"><text:tab/>INT_1W_U</text:p>
      <text:p text:style-name="P4"><text:tab/>INT_2W_S</text:p>
      <text:p text:style-name="P4">and<text:tab/>INT_2W_U</text:p>
      <text:p text:style-name="P4"/>
      <text:p text:style-name="P4"><text:span text:style-name="T7">These</text:span> are aliased to the above types depending on whether "{$define 64bit}" or "{$define 32bit}" are defined. For example the following are defined for a 64bit environment. Do not change these:</text:p>
      <text:p text:style-name="P1"><text:tab/>MULTI_INT_1W_S = <text:span text:style-name="T2">Multi_</text:span>int32;</text:p>
      <text:p text:style-name="P2"><text:tab/>MULTI_INT_1W_U = <text:span text:style-name="T2">Multi_</text:span>int32u;</text:p>
      <text:p text:style-name="P2"><text:tab/>MULTI_INT_2W_S = <text:span text:style-name="T2">Multi_</text:span>int64;</text:p>
      <text:p text:style-name="P2"><text:tab/>MULTI_INT_2W_U = <text:span text:style-name="T2">Multi_</text:span>int64u;</text:p>
      <text:p text:style-name="P25"/>
      <text:p text:style-name="P26">There are <text:span text:style-name="T19">is a </text:span>define in the source code {$define Overflow_Checks}, <text:span text:style-name="T19">which </text:span>is <text:span text:style-name="T17">intended for use when compiler overflow checks are enabled</text:span>.<text:span text:style-name="T17"> The </text:span>{$define Overflow_Checks} <text:span text:style-name="T17">does not switch on </text:span><text:soft-page-break/><text:span text:style-name="T17">overflow checking for you; if you wish to use overflow checking, you still need to enable this in the usual way. </text:span><text:span text:style-name="T19">In short, the rule is: if you want overflow checking, turn it on in the usual way </text:span><text:span text:style-name="T20">and</text:span><text:span text:style-name="T19"> set </text:span>{$define Overflow_Checks}. <text:span text:style-name="T19">If you turn on overflow checking, but do not set </text:span>{$define Overflow_Checks}, <text:span text:style-name="T19">then the code will turn off overflow checking at bit shift operations and will not re-enable them.</text:span> <text:span text:style-name="T19">On Intel CPUs, s</text:span><text:span text:style-name="T17">ome bit shift operations trigger a</text:span><text:span text:style-name="T19">n undesired</text:span><text:span text:style-name="T17"> overflow exception, and the code disables overflow checking around these operations. The </text:span>{$define Overflow_Checks} <text:span text:style-name="T17">tells the code that overflow checking needs to be re-enabled after bit shift operations.</text:span></text:p>
      <text:p text:style-name="P26"/>
      <text:p text:style-name="P26"><text:span text:style-name="T19">The </text:span>code to overload the two-parameter Inc operator/procedure, <text:span text:style-name="T28">has been withdrawn, because of problems with implementation</text:span>.</text:p>
      <text:p text:style-name="P1"/>
      <text:p text:style-name="P29">The library code defines <text:span text:style-name="T28">a </text:span>big integer type for internal use only:</text:p>
      <text:p text:style-name="P29"><text:span text:style-name="T6">Multi_Int_X</text:span>5<text:span text:style-name="T6"> :<text:tab/>fixed </text:span>5<text:span text:style-name="T6"> word integer</text:span></text:p>
      <text:p text:style-name="P29">Th<text:span text:style-name="T28">i</text:span>s types are <text:span text:style-name="T18">requir</text:span>ed by the division routine.</text:p>
      <text:p text:style-name="P29"/>
      <text:p text:style-name="P1">The library code <text:span text:style-name="T17">define</text:span>s a unit named UBool to provide a<text:span text:style-name="T7">n</text:span> exotic boolean type:</text:p>
      <text:p text:style-name="P1">UBool = (UBool_UNDEF,UBool_FALSE,UBool_TRUE)</text:p>
      <text:p text:style-name="P1">and T_Ubool. The main feature of the T_UBool and UBool types are to provide boolean variables that can have an additional value of "undefined". The <text:span text:style-name="T2">Ubool unit</text:span> implement<text:span text:style-name="T2">s</text:span> implicit conversion <text:s/>to/from standard boolean values, <text:span text:style-name="T2">where possible</text:span>. <text:span text:style-name="T17">It is intended for internal library use only.</text:span></text:p>
      <text:p text:style-name="P1"/>
      <text:p text:style-name="P36">The internal structure of a large integer is an array of unsigned integers. The array elements are stored little-endian form, therefore the least significant integer array element is at index zero.</text:p>
      <text:p text:style-name="P36">There is a boolean to represent the sign. There is no unsigned large integer type.</text:p>
      <text:p text:style-name="P36">There is a boolean to represent whether an overflow has occurred. There is a boolean to represent whether a variable has been assigned a value, or is undefined.</text:p>
      <text:p text:style-name="P1"/>
      <text:p text:style-name="P1">Here is a small Demo Program...</text:p>
      <text:p text:style-name="P21">(*----------------------------*)</text:p>
      <text:p text:style-name="P21">Program hello_multi_int;</text:p>
      <text:p text:style-name="P21">uses Multi_Int;</text:p>
      <text:p text:style-name="P21">type Big_Int= Multi_int_XV;</text:p>
      <text:p text:style-name="P21">var<text:tab/>N,P,R,Q<text:tab/>: Big_Int;</text:p>
      <text:p text:style-name="P21">begin</text:p>
      <text:p text:style-name="P21">// literal numbers &gt; 64bit MAXINT <text:span text:style-name="T19">should</text:span> be specified as strings</text:p>
      <text:p text:style-name="P21">N:= '340282366920938463463374607431768211455'; <text:s/>// equals ((2 ** 128) - 1)</text:p>
      <text:p text:style-name="P21">P:= ((Big_Int(2) ** Big_Int(128)) – 1); // sometimes explicit type casting is necessary</text:p>
      <text:p text:style-name="P21">if ((P - N) &lt;&gt; 0) then writeln('Fail!');</text:p>
      <text:p text:style-name="P21">P:= (N ** 2);</text:p>
      <text:p text:style-name="P21">R:= (P div N);</text:p>
      <text:p text:style-name="P21">if (R &lt;&gt; N) then writeln('Fail!')</text:p>
      <text:p text:style-name="P21">else writeln('R = N = ',R.ToStr);</text:p>
      <text:p text:style-name="P21">sqroot(P,R,Q);</text:p>
      <text:p text:style-name="P21">if (R &lt;&gt; N) or (Q &lt;&gt; 0)</text:p>
      <text:p text:style-name="P21">then writeln('Fail!')</text:p>
      <text:p text:style-name="P21">else writeln('Hex R = N = ',R.ToHex);</text:p>
      <text:p text:style-name="P21">end.</text:p>
      <text:p text:style-name="P21">(*----------------------------*)</text:p>
      <text:p text:style-name="P21"/>
      <text:p text:style-name="P24">Documentation v1.<text:span text:style-name="T26">9</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0:43:13.415000000</meta:creation-date>
    <dc:date>2024-03-03T12:12:38.609000000</dc:date>
    <meta:editing-duration>PT12H7M42S</meta:editing-duration>
    <meta:editing-cycles>43</meta:editing-cycles>
    <meta:generator>LibreOffice/7.5.5.2$Windows_X86_64 LibreOffice_project/ca8fe7424262805f223b9a2334bc7181abbcbf5e</meta:generator>
    <meta:document-statistic meta:table-count="0" meta:image-count="0" meta:object-count="0" meta:page-count="5" meta:paragraph-count="151" meta:word-count="1824" meta:character-count="11832" meta:non-whitespace-character-count="10100"/>
  </office:meta>
</office:document-meta>
</file>